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fo:color="#3465a4" loext:opacity="100%" style:font-name="DejaVu Sans Mono" officeooo:rsid="001a6d95" officeooo:paragraph-rsid="001a6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Y: soft reboot</text:p>
      <text:p text:style-name="P2"># The device address after the BLE object has been created</text:p>
      <text:p text:style-name="P1">Device address: dc:54:75:d6:18:76</text:p>
      <text:p text:style-name="P2"># The program advertises its Nordic UART service</text:p>
      <text:p text:style-name="P1">advertising ESP32BLE</text:p>
      <text:p text:style-name="P1">Advertising data: <text:s/>bytearray(b'\x02\x01\x06\t\tESP32BLE\x03\x19\x80\x00')</text:p>
      <text:p text:style-name="P2"># The BLE terminal has connected</text:p>
      <text:p text:style-name="P1">A central has connected</text:p>
      <text:p text:style-name="P1">LED switched to steady on</text:p>
      <text:p text:style-name="P2"># The terminal has sent the command to read the LED state</text:p>
      <text:p text:style-name="P1">Message received from central: <text:s/>bytearray(b'read_LED')</text:p>
      <text:p text:style-name="P1">LED is on</text:p>
      <text:p text:style-name="P1">Sending LED is on</text:p>
      <text:p text:style-name="P2"># The button is pressed and the LED changes state</text:p>
      <text:p text:style-name="P1">Sending LED state will be toggled</text:p>
      <text:p text:style-name="P1"/>
      <text:p text:style-name="P1">LED state will be toggled</text:p>
      <text:p text:style-name="P2"># Reading the LED state again</text:p>
      <text:p text:style-name="P1">Message received from central: <text:s/>read_LED</text:p>
      <text:p text:style-name="P1">LED is off</text:p>
      <text:p text:style-name="P1">Sending LED is o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1:26:41.583776098</meta:creation-date>
    <dc:date>2023-10-30T11:31:14.480959794</dc:date>
    <meta:editing-duration>PT4M33S</meta:editing-duration>
    <meta:editing-cycles>1</meta:editing-cycles>
    <meta:document-statistic meta:table-count="0" meta:image-count="0" meta:object-count="0" meta:page-count="1" meta:paragraph-count="20" meta:word-count="108" meta:character-count="669" meta:non-whitespace-character-count="578"/>
    <meta:generator>LibreOffice/7.3.7.2$Linux_X86_64 LibreOffice_project/30$Build-2</meta:generator>
  </office:meta>
</office:document-meta>
</file>